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Display" svg:font-family="'Aptos Displa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Arial" fo:font-size="15pt" fo:font-weight="bold" style:font-size-asian="15pt" style:font-weight-asian="bold" style:font-size-complex="15pt" style:font-weight-complex="bold"/>
    </style:style>
    <style:style style:name="P2" style:family="paragraph" style:parent-style-name="Standard">
      <style:paragraph-properties fo:line-height="115%"/>
      <style:text-properties style:font-name="Arial" fo:font-weight="bold" style:font-weight-asian="bold" style:font-weight-complex="bold"/>
    </style:style>
    <style:style style:name="P3" style:family="paragraph" style:parent-style-name="Standard">
      <style:paragraph-properties fo:line-height="115%"/>
      <style:text-properties style:font-name="Arial"/>
    </style:style>
    <style:style style:name="P4" style:family="paragraph" style:parent-style-name="Text_20_body">
      <style:paragraph-properties fo:line-height="115%"/>
      <style:text-properties style:font-name="Arial" officeooo:paragraph-rsid="0023b9c7"/>
    </style:style>
    <style:style style:name="P5" style:family="paragraph" style:parent-style-name="Text_20_body">
      <style:text-properties style:font-name="Arial"/>
    </style:style>
    <style:style style:name="P6" style:family="paragraph" style:parent-style-name="Standard">
      <style:paragraph-properties fo:line-height="115%"/>
      <style:text-properties style:font-name="Arial" officeooo:paragraph-rsid="0023b9c7"/>
    </style:style>
    <style:style style:name="P7" style:family="paragraph" style:parent-style-name="Standard">
      <style:paragraph-properties fo:line-height="115%"/>
      <style:text-properties style:font-name="Arial" fo:font-weight="bold" officeooo:paragraph-rsid="0023b9c7" style:font-weight-asian="bold" style:font-weight-complex="bold"/>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line-height="100%"/>
      <style:text-properties style:font-name="Liberation Sans" officeooo:rsid="0013945d" officeooo:paragraph-rsid="0024b515"/>
    </style:style>
    <style:style style:name="P10" style:family="paragraph" style:parent-style-name="Standard" style:list-style-name="L1">
      <style:paragraph-properties fo:line-height="100%"/>
      <style:text-properties style:font-name="Liberation Sans" officeooo:rsid="0013945d" officeooo:paragraph-rsid="0024b515"/>
    </style:style>
    <style:style style:name="P11" style:family="paragraph" style:parent-style-name="Standard" style:list-style-name="L1">
      <style:paragraph-properties fo:margin-top="0cm" fo:margin-bottom="0cm" style:contextual-spacing="false" fo:line-height="100%"/>
      <style:text-properties style:font-name="Liberation Sans" officeooo:rsid="0013945d" officeooo:paragraph-rsid="0024b515"/>
    </style:style>
    <style:style style:name="P12" style:family="paragraph" style:parent-style-name="Standard">
      <style:paragraph-properties fo:line-height="115%"/>
      <style:text-properties style:font-name="Arial" fo:font-weight="bold" officeooo:rsid="0024b515" officeooo:paragraph-rsid="0024b515" style:font-weight-asian="bold" style:font-weight-complex="bold"/>
    </style:style>
    <style:style style:name="P13" style:family="paragraph" style:parent-style-name="Standard">
      <style:paragraph-properties fo:line-height="115%"/>
      <style:text-properties style:font-name="Arial" fo:font-weight="normal" officeooo:rsid="001d2ebb" officeooo:paragraph-rsid="001d2ebb" style:font-weight-asian="normal" style:font-weight-complex="normal"/>
    </style:style>
    <style:style style:name="P14" style:family="paragraph" style:parent-style-name="Text_20_body">
      <style:paragraph-properties fo:line-height="115%"/>
      <style:text-properties style:font-name="Arial" fo:font-weight="normal" officeooo:rsid="0024b515" officeooo:paragraph-rsid="0024b515" style:font-weight-asian="normal" style:font-weight-complex="normal"/>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2"/>
    <style:style style:name="P17" style:family="paragraph" style:parent-style-name="Standard">
      <style:paragraph-properties fo:line-height="115%"/>
      <style:text-properties style:font-name="Arial" fo:font-weight="normal" officeooo:rsid="0024b515" officeooo:paragraph-rsid="0024b515" style:font-weight-asian="normal" style:font-weight-complex="normal"/>
    </style:style>
    <style:style style:name="P18" style:family="paragraph" style:parent-style-name="Standard">
      <style:text-properties style:font-name="Arial" fo:font-weight="bold" officeooo:rsid="0024b515" officeooo:paragraph-rsid="0024b515" style:font-weight-asian="bold" style:font-weight-complex="bold"/>
    </style:style>
    <style:style style:name="P19" style:family="paragraph" style:parent-style-name="Text_20_body">
      <style:paragraph-properties fo:margin-top="0cm" fo:margin-bottom="0.252cm" style:contextual-spacing="false" fo:line-height="115%"/>
      <style:text-properties style:font-name="Liberation Sans" fo:font-size="12pt" fo:language="de" fo:country="DE" style:text-underline-style="none" fo:font-weight="normal" officeooo:rsid="00267d3c" officeooo:paragraph-rsid="0024b515" style:font-size-asian="12pt" style:font-weight-asian="normal"/>
    </style:style>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text-properties style:font-name="Arial"/>
    </style:style>
    <style:style style:name="P22" style:family="paragraph" style:parent-style-name="Text_20_body" style:list-style-name="L3">
      <style:text-properties style:font-name="Arial"/>
    </style:style>
    <style:style style:name="P23" style:family="paragraph" style:parent-style-name="Standard">
      <style:paragraph-properties fo:margin-top="0cm" fo:margin-bottom="0.252cm" style:contextual-spacing="false" fo:line-height="115%"/>
      <style:text-properties style:font-name="Liberation Sans" fo:font-size="12pt" fo:language="de" fo:country="DE" style:text-underline-style="none" fo:font-weight="normal" officeooo:rsid="00267d3c" officeooo:paragraph-rsid="0024b515" style:font-size-asian="12pt" style:font-weight-asian="normal"/>
    </style:style>
    <style:style style:name="P24" style:family="paragraph" style:parent-style-name="Standard">
      <style:paragraph-properties fo:margin-top="0cm" fo:margin-bottom="0.051cm" style:contextual-spacing="false" fo:line-height="115%"/>
      <style:text-properties style:font-name="Liberation Sans" fo:font-size="12pt" fo:language="de" fo:country="DE" style:text-underline-style="none" fo:font-weight="normal" officeooo:rsid="00267d3c" officeooo:paragraph-rsid="00267d3c" style:font-size-asian="12pt" style:font-weight-asian="normal"/>
    </style:style>
    <style:style style:name="P25" style:family="paragraph" style:parent-style-name="Standard">
      <style:paragraph-properties fo:margin-top="0cm" fo:margin-bottom="0.051cm" style:contextual-spacing="false" fo:line-height="115%"/>
      <style:text-properties style:font-name="Liberation Sans" fo:font-size="12pt" fo:language="de" fo:country="DE" style:text-underline-style="none" fo:font-weight="bold" officeooo:rsid="00267d3c" officeooo:paragraph-rsid="00267d3c" style:font-size-asian="12pt" style:font-weight-asian="bold" style:font-weight-complex="bold"/>
    </style:style>
    <style:style style:name="P26" style:family="paragraph" style:parent-style-name="Text_20_body">
      <style:paragraph-properties fo:margin-top="0cm" fo:margin-bottom="0cm" style:contextual-spacing="false" fo:line-height="115%"/>
      <style:text-properties style:font-name="Liberation Sans" fo:font-size="12pt" fo:language="de" fo:country="DE" style:text-underline-style="none" fo:font-weight="normal" officeooo:rsid="00267d3c" officeooo:paragraph-rsid="00267d3c" style:font-size-asian="12pt" style:font-weight-asian="normal" style:font-weight-complex="normal"/>
    </style:style>
    <style:style style:name="P27" style:family="paragraph" style:parent-style-name="Text_20_body" style:list-style-name="L4"/>
    <style:style style:name="P28" style:family="paragraph" style:parent-style-name="Text_20_body" style:list-style-name="L4">
      <style:paragraph-properties fo:margin-top="0cm" fo:margin-bottom="0cm" style:contextual-spacing="false"/>
      <style:text-properties style:font-name="Arial"/>
    </style:style>
    <style:style style:name="P29" style:family="paragraph" style:parent-style-name="Text_20_body" style:list-style-name="L4">
      <style:paragraph-properties fo:margin-top="0cm" fo:margin-bottom="0cm" style:contextual-spacing="false"/>
    </style:style>
    <style:style style:name="P30" style:family="paragraph" style:parent-style-name="Standard">
      <style:paragraph-properties fo:margin-top="0cm" fo:margin-bottom="0cm" style:contextual-spacing="false" fo:line-height="115%"/>
      <style:text-properties style:font-name="Arial" fo:font-size="12pt" fo:language="de" fo:country="DE" style:text-underline-style="none" fo:font-weight="normal" officeooo:rsid="00267d3c" officeooo:paragraph-rsid="00267d3c" style:font-size-asian="12pt" style:font-weight-asian="normal" style:font-weight-complex="normal"/>
    </style:style>
    <style:style style:name="P31" style:family="paragraph" style:parent-style-name="Standard">
      <style:paragraph-properties fo:margin-top="0cm" fo:margin-bottom="0.051cm" style:contextual-spacing="false" fo:line-height="115%"/>
      <style:text-properties style:font-name="Liberation Sans" fo:font-size="12pt" fo:language="de" fo:country="DE" style:text-underline-style="none" fo:font-weight="normal" officeooo:rsid="00267d3c" officeooo:paragraph-rsid="00267d3c" style:font-size-asian="12pt" style:font-weight-asian="normal" style:font-weight-complex="normal"/>
    </style:style>
    <style:style style:name="P32" style:family="paragraph" style:parent-style-name="Text_20_body">
      <style:paragraph-properties fo:margin-top="0cm" fo:margin-bottom="0cm" style:contextual-spacing="false" fo:line-height="115%"/>
      <style:text-properties style:font-name="Liberation Sans" fo:font-size="12pt" fo:language="de" fo:country="DE" style:text-underline-style="none" fo:font-weight="normal" officeooo:rsid="00286cba" officeooo:paragraph-rsid="00267d3c" style:font-size-asian="12pt" style:font-weight-asian="normal"/>
    </style:style>
    <style:style style:name="P33" style:family="paragraph" style:parent-style-name="Text_20_body" style:list-style-name="L5">
      <style:paragraph-properties fo:margin-top="0cm" fo:margin-bottom="0cm" style:contextual-spacing="false"/>
    </style:style>
    <style:style style:name="P34" style:family="paragraph" style:parent-style-name="Text_20_body" style:list-style-name="L5"/>
    <style:style style:name="P35" style:family="paragraph" style:parent-style-name="Standard">
      <style:paragraph-properties fo:margin-top="0cm" fo:margin-bottom="0cm" style:contextual-spacing="false" fo:line-height="115%"/>
      <style:text-properties style:font-name="Liberation Sans" fo:font-size="12pt" fo:language="de" fo:country="DE" style:text-underline-style="none" fo:font-weight="normal" officeooo:rsid="00286cba" officeooo:paragraph-rsid="00267d3c" style:font-size-asian="12pt" style:font-weight-asian="normal"/>
    </style:style>
    <style:style style:name="P36" style:family="paragraph" style:parent-style-name="Standard">
      <style:paragraph-properties fo:margin-top="0cm" fo:margin-bottom="0.353cm" style:contextual-spacing="false" fo:line-height="115%"/>
      <style:text-properties style:font-name="Liberation Sans" fo:font-size="12pt" fo:language="de" fo:country="DE" style:text-underline-style="none" fo:font-weight="bold" officeooo:rsid="00286cba" officeooo:paragraph-rsid="00286cba" style:font-size-asian="12pt" style:font-weight-asian="bold" style:font-weight-complex="bold"/>
    </style:style>
    <style:style style:name="P37" style:family="paragraph" style:parent-style-name="Text_20_body">
      <style:paragraph-properties fo:margin-top="0cm" fo:margin-bottom="0.353cm" style:contextual-spacing="false" fo:line-height="115%"/>
      <style:text-properties style:font-name="Liberation Sans" fo:font-size="12pt" fo:language="de" fo:country="DE" style:text-underline-style="none" fo:font-weight="normal" officeooo:rsid="0028bb3d" officeooo:paragraph-rsid="0028bb3d" style:font-size-asian="12pt" style:font-weight-asian="normal"/>
    </style:style>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6"/>
    <style:style style:name="P40" style:family="paragraph" style:parent-style-name="Standard">
      <style:paragraph-properties fo:margin-top="0cm" fo:margin-bottom="0.353cm" style:contextual-spacing="false" fo:line-height="115%"/>
      <style:text-properties style:font-name="Liberation Sans" fo:font-size="12pt" fo:language="de" fo:country="DE" style:text-underline-style="none" fo:font-weight="normal" officeooo:rsid="0028bb3d" officeooo:paragraph-rsid="0028bb3d" style:font-size-asian="12pt" style:font-weight-asian="normal" style:font-weight-complex="normal"/>
    </style:style>
    <style:style style:name="P41" style:family="paragraph" style:parent-style-name="Standard">
      <style:paragraph-properties fo:margin-top="0cm" fo:margin-bottom="0cm" style:contextual-spacing="false" fo:line-height="115%"/>
      <style:text-properties style:font-name="Liberation Sans" fo:font-size="12pt" fo:language="de" fo:country="DE" style:text-underline-style="none" fo:font-weight="normal" officeooo:rsid="0028bb3d" officeooo:paragraph-rsid="0028bb3d" style:font-size-asian="12pt" style:font-weight-asian="normal"/>
    </style:style>
    <style:style style:name="P42" style:family="paragraph" style:parent-style-name="Standard">
      <style:paragraph-properties fo:margin-top="0cm" fo:margin-bottom="0cm" style:contextual-spacing="false" fo:line-height="115%"/>
      <style:text-properties style:font-name="Liberation Sans" fo:font-size="15pt" fo:language="de" fo:country="DE" style:text-underline-style="none" fo:font-weight="bold" officeooo:rsid="0028bb3d" officeooo:paragraph-rsid="0028bb3d" style:font-size-asian="15pt" style:font-weight-asian="bold" style:font-size-complex="15pt" style:font-weight-complex="bold"/>
    </style:style>
    <style:style style:name="P43" style:family="paragraph" style:parent-style-name="Standard">
      <style:paragraph-properties fo:margin-top="0cm" fo:margin-bottom="0cm" style:contextual-spacing="false" fo:line-height="115%"/>
      <style:text-properties style:font-name="Liberation Sans" fo:font-size="12pt" fo:language="de" fo:country="DE" style:text-underline-style="none" fo:font-weight="bold" officeooo:rsid="002a7f63" officeooo:paragraph-rsid="002a7f63" style:font-size-asian="10.5pt" style:font-weight-asian="bold" style:font-size-complex="12pt" style:font-weight-complex="bold"/>
    </style:style>
    <style:style style:name="P44" style:family="paragraph" style:parent-style-name="Text_20_body">
      <style:paragraph-properties fo:line-height="115%"/>
      <style:text-properties style:font-name="Arial" officeooo:rsid="001ffffa" officeooo:paragraph-rsid="002a7f63"/>
    </style:style>
    <style:style style:name="P45" style:family="paragraph" style:parent-style-name="Standard">
      <style:paragraph-properties fo:margin-top="0cm" fo:margin-bottom="0.252cm" style:contextual-spacing="false" fo:line-height="150%" fo:text-align="start" style:justify-single-word="false"/>
      <style:text-properties style:font-name="Arial" fo:font-size="12pt" fo:language="de" fo:country="DE" style:text-underline-style="none" fo:font-weight="bold" officeooo:rsid="002a7f63" officeooo:paragraph-rsid="002a7f63" style:font-size-asian="12pt" style:font-weight-asian="bold" style:font-weight-complex="bold"/>
    </style:style>
    <style:style style:name="P46" style:family="paragraph" style:parent-style-name="Text_20_body">
      <style:paragraph-properties fo:margin-top="0cm" fo:margin-bottom="0cm" style:contextual-spacing="false" fo:line-height="150%"/>
      <style:text-properties officeooo:rsid="001ffffa" officeooo:paragraph-rsid="002a7f63"/>
    </style:style>
    <style:style style:name="P47" style:family="paragraph" style:parent-style-name="Text_20_body">
      <style:paragraph-properties fo:margin-top="0cm" fo:margin-bottom="0cm" style:contextual-spacing="false"/>
    </style:style>
    <style:style style:name="P48" style:family="paragraph" style:parent-style-name="Text_20_body">
      <style:paragraph-properties fo:line-height="150%"/>
      <style:text-properties officeooo:rsid="001ffffa" officeooo:paragraph-rsid="002a7f63"/>
    </style:style>
    <style:style style:name="P49" style:family="paragraph" style:parent-style-name="Text_20_body">
      <style:text-properties officeooo:rsid="001ffffa" officeooo:paragraph-rsid="002a7f63"/>
    </style:style>
    <style:style style:name="P50" style:family="paragraph" style:parent-style-name="Heading_20_2">
      <style:paragraph-properties fo:break-before="page"/>
      <style:text-properties officeooo:paragraph-rsid="0023b9c7"/>
    </style:style>
    <style:style style:name="T1" style:family="text">
      <style:text-properties officeooo:rsid="0024b515"/>
    </style:style>
    <style:style style:name="T2" style:family="text">
      <style:text-properties style:font-name="Liberation Sans" fo:font-size="12pt" fo:language="de" fo:country="DE" style:font-size-asian="12pt"/>
    </style:style>
    <style:style style:name="T3" style:family="text">
      <style:text-properties style:font-name="Arial"/>
    </style:style>
    <style:style style:name="T4" style:family="text">
      <style:text-properties fo:font-weight="normal" style:font-weight-asian="normal" style:font-weight-complex="normal"/>
    </style:style>
    <style:style style:name="T5" style:family="text">
      <style:text-properties style:font-name="Arial" fo:font-weight="normal" style:font-weight-asian="normal" style:font-weight-complex="normal"/>
    </style:style>
    <style:style style:name="T6" style:family="text">
      <style:text-properties style:font-weight-complex="normal"/>
    </style:style>
    <style:style style:name="T7" style:family="text">
      <style:text-properties style:font-name="Arial" fo:font-weight="bold" officeooo:rsid="002a7f63"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Entwurfsphase</text:p>
      <text:p text:style-name="P2"/>
      <text:p text:style-name="P2">4.1. Zielplattform</text:p>
      <text:p text:style-name="P3"/>
      <text:p text:style-name="P4">Das Ticketsystem ist mit allen modernen Browsern kompatibel und dank einer konsequenten Umsetzung des Responsive Designs auch auf kleineren mobilen Geräten problemlos nutzbar.</text:p>
      <text:p text:style-name="P5">Die eigentliche Software wurde für Windows entwickelt. Durch die plattformunabhängige .NET Core-Plattform und den Einsatz des Entity Frameworks lässt sie sich jedoch mit minimalem Aufwand auf andere Betriebssysteme portieren.</text:p>
      <text:p text:style-name="P6"/>
      <text:p text:style-name="P7">4.2 Architekturdesign</text:p>
      <text:p text:style-name="P7"/>
      <text:p text:style-name="P4">Als Designvorlage wurde die Model-View-Controller (MVC) Architektur gewählt.</text:p>
      <text:p text:style-name="P5">Durch die konsequente Trennung von Logik, Benutzeroberfläche und Kontrollstrukturen können viele der in Abschnitt 3.5 definierten Qualitätsanforderungen erfüllt werden. Der entwickelte Sourcecode ist für den Einsatz mit relationalen Datenbanksystemen wie dem MSSQL-Server optimiert.</text:p>
      <text:p text:style-name="P5">Diese Umgebung wird bei der Kreativköpfe GmbH seit vielen Jahren in verschiedenen Projekten und Produktentwicklungen genutzt. Im Laufe der Zeit ist eine umfassende Klassenbibliothek entstanden, die eine effiziente Entwicklung von Client-Server-Datenbankanwendungen ermöglicht. Dank ihrer wiederholten Anwendung in zahlreichen Projekten ist sie qualitätsgesichert und praxiserprobt.</text:p>
      <text:p text:style-name="P6"/>
      <text:p text:style-name="P3"/>
      <text:p text:style-name="P8"><text:bookmark-start text:name="__RefHeading___Toc1863_273239814"/><text:span text:style-name="T1">*/ </text:span>3.5. Qualitätsanforderungen<text:bookmark-end text:name="__RefHeading___Toc1863_273239814"/></text:p>
      <text:p text:style-name="P8"/>
      <text:p text:style-name="P9">Die folgenden Qualitätsanforderungen gelten für die Anwendung:</text:p>
      <text:p text:style-name="P9"/>
      <text:list text:style-name="L1">
        <text:list-item>
          <text:p text:style-name="P10">Umsetzung des MVC-Konzepts in einem ASP.NET Core Projekt</text:p>
          <text:list>
            <text:list-header>
              <text:p text:style-name="P11">- gute Wartbarkeit und Erweiterbarkeit</text:p>
            </text:list-header>
          </text:list>
          <text:p text:style-name="P10"/>
        </text:list-item>
        <text:list-item>
          <text:p text:style-name="P10">Intuitive und ergonomische Gestaltung der Oberflächen und Masken</text:p>
          <text:list>
            <text:list-header>
              <text:p text:style-name="P10">- Nutzung ohne aufwändige Schulungen</text:p>
            </text:list-header>
          </text:list>
          <text:p text:style-name="P10"/>
        </text:list-item>
        <text:list-item>
          <text:p text:style-name="P10">Verwendung des EntityFramework</text:p>
          <text:list>
            <text:list-header>
              <text:p text:style-name="P10">- Einfache Anbindung an verschiedene Datenbanklösungen</text:p>
            </text:list-header>
          </text:list>
          <text:p text:style-name="P10"/>
        </text:list-item>
        <text:list-item>
          <text:p text:style-name="P10">Einheitliche Layouts für die Rollen "Mitarbeiter" und "Administrator /<text:span text:style-name="T1">*</text:span></text:p>
        </text:list-item>
      </text:list>
      <text:p text:style-name="P3"/>
      <text:p text:style-name="P12">4.3. Entwurf der Benutzeroberfläche</text:p>
      <text:p text:style-name="P13"/>
      <text:p text:style-name="P14"><text:span text:style-name="T2">Die Benutzeroberfläche ist benutzerfreundlich und effizient gestaltet. Sie bietet:</text:span></text:p>
      <text:list text:style-name="L2">
        <text:list-item>
          <text:p text:style-name="P15"><text:span text:style-name="Strong_20_Emphasis"><text:span text:style-name="T3">Ticket-Tabellen</text:span></text:span><text:span text:style-name="T3">, die je nach Position der Mitarbeiter angepasst sind.</text:span></text:p>
        </text:list-item>
        <text:list-item>
          <text:p text:style-name="P16"><text:soft-page-break/><text:span text:style-name="Strong_20_Emphasis"><text:span text:style-name="T3">Ein responsives Design</text:span></text:span><text:span text:style-name="T3">, das sowohl auf Desktop- als auch auf mobilen Geräten eine optimale Nutzung ermöglicht.</text:span></text:p>
        </text:list-item>
      </text:list>
      <text:p text:style-name="P17"><text:span text:style-name="T2"/></text:p>
      <text:p text:style-name="P13"/>
      <text:p text:style-name="P13"/>
      <text:p text:style-name="P18">4.4 Datenmodell</text:p>
      <text:p text:style-name="P18"><text:span text:style-name="T4"/></text:p>
      <text:p text:style-name="P19">Das Datenmodell wurde mit dem <text:span text:style-name="Strong_20_Emphasis">Entity Framework</text:span> erstellt und basiert auf einer relationalen Datenbank.</text:p>
      <text:p text:style-name="P5">Es umfasst die folgenden Tabellen:</text:p>
      <text:list text:style-name="L3">
        <text:list-item>
          <text:p text:style-name="P20"><text:span text:style-name="Strong_20_Emphasis"><text:span text:style-name="T3">Logindaten</text:span></text:span><text:span text:style-name="T3"> – Enthält die Anmeldedaten aller Mitarbeiter.</text:span></text:p>
        </text:list-item>
        <text:list-item>
          <text:p text:style-name="P20"><text:span text:style-name="Strong_20_Emphasis"><text:span text:style-name="T3">Ticketsystem-Repository</text:span></text:span><text:span text:style-name="T3"> – Speichert Details zu eingereichten Anfragen, darunter:</text:span></text:p>
          <text:list>
            <text:list-item>
              <text:p text:style-name="P21">Ticket-ID</text:p>
            </text:list-item>
            <text:list-item>
              <text:p text:style-name="P21">Kundenname</text:p>
            </text:list-item>
            <text:list-item>
              <text:p text:style-name="P21">Projektname</text:p>
            </text:list-item>
            <text:list-item>
              <text:p text:style-name="P21">Kundendaten</text:p>
            </text:list-item>
            <text:list-item>
              <text:p text:style-name="P21">Eingangsdatum</text:p>
            </text:list-item>
            <text:list-item>
              <text:p text:style-name="P21">Deadline</text:p>
            </text:list-item>
            <text:list-item>
              <text:p text:style-name="P21">Zuständiger Mitarbeiter</text:p>
            </text:list-item>
            <text:list-item>
              <text:p text:style-name="P22">Mitarbeiterkommentar</text:p>
            </text:list-item>
          </text:list>
        </text:list-item>
      </text:list>
      <text:p text:style-name="P23"/>
      <text:p text:style-name="P24"/>
      <text:p text:style-name="P25">4.5 Geschäftslogik</text:p>
      <text:p text:style-name="P26">Die Geschäftslogik ist im <text:span text:style-name="Strong_20_Emphasis">Controller</text:span> implementiert und umfasst folgende Funktionen:</text:p>
      <text:list text:style-name="L4">
        <text:list-item>
          <text:p text:style-name="P27"><text:span text:style-name="Strong_20_Emphasis"><text:span text:style-name="T3">Authentifizierung und Autorisierung</text:span></text:span><text:span text:style-name="T3">:</text:span></text:p>
          <text:list>
            <text:list-item>
              <text:p text:style-name="P28">Kunden können Anfragen über ein Formular senden, ohne sich einzuloggen.</text:p>
            </text:list-item>
            <text:list-item>
              <text:p text:style-name="P29"><text:span text:style-name="T3">Mitarbeiter können sich als </text:span><text:span text:style-name="Strong_20_Emphasis"><text:span text:style-name="T5">Admin</text:span></text:span><text:span text:style-name="T3"> oder </text:span><text:span text:style-name="Strong_20_Emphasis"><text:span text:style-name="T5">normaler Mitarbeiter</text:span></text:span><text:span text:style-name="T3"> anmelden.</text:span></text:p>
            </text:list-item>
          </text:list>
        </text:list-item>
        <text:list-item>
          <text:p text:style-name="P27"><text:span text:style-name="Strong_20_Emphasis"><text:span text:style-name="T3">Ticket-Management</text:span></text:span><text:span text:style-name="T3">:</text:span></text:p>
          <text:list>
            <text:list-item>
              <text:p text:style-name="P29"><text:span text:style-name="Strong_20_Emphasis"><text:span text:style-name="T5">Admins</text:span></text:span><text:span text:style-name="T3"> können Mitarbeiterdaten bearbeiten, löschen sowie Tickets hinzufügen, bearbeiten und löschen.</text:span></text:p>
            </text:list-item>
            <text:list-item>
              <text:p text:style-name="P27"><text:span text:style-name="Strong_20_Emphasis"><text:span text:style-name="T5">Normale Mitarbeiter</text:span></text:span><text:span text:style-name="T3"> können Tickets kommentieren.</text:span></text:p>
            </text:list-item>
          </text:list>
        </text:list-item>
      </text:list>
      <text:p text:style-name="P30"/>
      <text:p text:style-name="P31"/>
      <text:p text:style-name="P25">4.6 Maßnahmen zur Qualitätssicherung</text:p>
      <text:p text:style-name="P32">Zur <text:span text:style-name="Strong_20_Emphasis">Qualitätssicherung</text:span> wurden folgende Maßnahmen durchgeführt:</text:p>
      <text:list text:style-name="L5">
        <text:list-item>
          <text:p text:style-name="P33"><text:span text:style-name="Strong_20_Emphasis"><text:span text:style-name="T3">Manuelle Tests</text:span></text:span><text:span text:style-name="T3">: Wichtige Funktionen wi</text:span><text:span text:style-name="T5">e </text:span><text:span text:style-name="Strong_20_Emphasis"><text:span text:style-name="T5">Login</text:span></text:span><text:span text:style-name="T5"> und </text:span><text:span text:style-name="Strong_20_Emphasis"><text:span text:style-name="T5">Ticketbearbeitung</text:span></text:span><text:span text:style-name="T5"> wurd</text:span><text:span text:style-name="T3">en sowohl von</text:span><text:span text:style-name="T5"> </text:span><text:span text:style-name="Strong_20_Emphasis"><text:span text:style-name="T5">Admins</text:span></text:span><text:span text:style-name="T5"> als auch von </text:span><text:span text:style-name="Strong_20_Emphasis"><text:span text:style-name="T5">Mitarbeitern</text:span></text:span><text:span text:style-name="T5"> getestet.</text:span></text:p>
        </text:list-item>
        <text:list-item>
          <text:p text:style-name="P34"><text:span text:style-name="Strong_20_Emphasis"><text:span text:style-name="T3">Code-Review</text:span></text:span><text:span text:style-name="T3">: Der Code wurde regelmäßig überprüft, um Fehler frühzeitig zu erkennen und zu beheben.</text:span></text:p>
        </text:list-item>
      </text:list>
      <text:p text:style-name="P35"/>
      <text:p text:style-name="P36"/>
      <text:p text:style-name="P36"><text:soft-page-break/>4.7 Pflichtenheft / Datenverarbeitungskonzept</text:p>
      <text:p text:style-name="P37">Die<text:span text:style-name="T6"> </text:span><text:span text:style-name="Strong_20_Emphasis"><text:span text:style-name="T4">funktionale Anforderung</text:span></text:span><text:span text:style-name="T6"> </text:span>bestand darin, ein zentrales <text:span text:style-name="Strong_20_Emphasis"><text:span text:style-name="T4">Ticketsystem</text:span></text:span> mit den folgenden Grundfunktionen zu entwickeln:</text:p>
      <text:list text:style-name="L6">
        <text:list-item>
          <text:p text:style-name="P38"><text:span text:style-name="Strong_20_Emphasis"><text:span text:style-name="T5">Anmeldung der Mitarbeiter</text:span></text:span></text:p>
        </text:list-item>
        <text:list-item>
          <text:p text:style-name="P39"><text:span text:style-name="Strong_20_Emphasis"><text:span text:style-name="T5">Verwaltung von Tickets</text:span></text:span><text:span text:style-name="T5">, einschließlich Sortieroptionen</text:span></text:p>
        </text:list-item>
      </text:list>
      <text:p text:style-name="P40"/>
      <text:p text:style-name="P41"/>
      <text:p text:style-name="P42">5.Implementierungsphase</text:p>
      <text:p text:style-name="P43"/>
      <text:p text:style-name="P43">5.1. Implementierung der Datenstrukturen</text:p>
      <text:p text:style-name="P43"/>
      <text:p text:style-name="P44"><text:span text:style-name="T4">Zur Erstellung des </text:span><text:span text:style-name="Strong_20_Emphasis"><text:span text:style-name="T4">Datenbankschemas</text:span></text:span><text:span text:style-name="T4"> wurde eine </text:span><text:span text:style-name="Strong_20_Emphasis"><text:span text:style-name="T4">Migration</text:span></text:span><text:span text:style-name="T4"> mithilfe des </text:span><text:span text:style-name="Strong_20_Emphasis"><text:span text:style-name="T4">Entity Frameworks</text:span></text:span><text:span text:style-name="T4"> durchgeführt.</text:span></text:p>
      <text:p text:style-name="Text_20_body"><text:span text:style-name="T5">Die </text:span><text:span text:style-name="Strong_20_Emphasis"><text:span text:style-name="T5">Datenintegrität</text:span></text:span><text:span text:style-name="T5"> wird durch den Einsatz von </text:span><text:span text:style-name="Strong_20_Emphasis"><text:span text:style-name="T5">Primär- und Fremdschlüsseln</text:span></text:span><text:span text:style-name="T5"> sichergestellt.</text:span></text:p>
      <text:p text:style-name="P44"/>
      <text:p text:style-name="P45">5.2. Implementierung des Backend</text:p>
      <text:p text:style-name="P46"><text:span text:style-name="Strong_20_Emphasis"><text:span text:style-name="T5">Das gesamte Backend wurde nach dem Model-View-Controller (MVC)-Pattern unter Verwendung des Entity Frameworks in Kombination mit einer MSSQL LocalDB implementiert.</text:span></text:span></text:p>
      <text:p text:style-name="P47"><text:span text:style-name="T5">Um den Code übersichtlich und wartbar zu halten, wurde die </text:span><text:span text:style-name="Strong_20_Emphasis"><text:span text:style-name="T5">Geschäftslogik strikt von den Views getrennt</text:span></text:span><text:span text:style-name="T5">.</text:span></text:p>
      <text:p text:style-name="P48"><text:span text:style-name="Strong_20_Emphasis"><text:span text:style-name="T5"/></text:span></text:p>
      <text:p text:style-name="P48"><text:span text:style-name="Strong_20_Emphasis"><text:span text:style-name="T7">5.3. Implementierung des Frontend</text:span></text:span></text:p>
      <text:p text:style-name="P49"><text:span text:style-name="Strong_20_Emphasis"><text:span text:style-name="T5">Das Frontend wurde mit der ASP.NET Razor Template Engine entwickelt.</text:span></text:span></text:p>
      <text:p text:style-name="Text_20_body"><text:span text:style-name="T5">Besonderes Augenmerk lag auf der </text:span><text:span text:style-name="Strong_20_Emphasis"><text:span text:style-name="T5">Bereitstellung eines einheitlichen Layouts</text:span></text:span><text:span text:style-name="T5"> für </text:span><text:span text:style-name="Strong_20_Emphasis"><text:span text:style-name="T5">Mitarbeiter</text:span></text:span><text:span text:style-name="T5"> und </text:span><text:span text:style-name="Strong_20_Emphasis"><text:span text:style-name="T5">Administratoren</text:span></text:span><text:span text:style-name="T5">, um eine konsistente und benutzerfreundliche Oberfläche zu gewährleisten.</text:span></text:p>
      <text:p text:style-name="P49"><text:span text:style-name="Strong_20_Emphasis"><text:span text:style-name="T5"/></text:span></text:p>
      <text:h text:style-name="P5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Display" svg:font-family="'Aptos Displa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1:08:35.529000000</meta:creation-date>
    <dc:date>2025-02-04T01:02:49.520000000</dc:date>
    <meta:editing-duration>PT3H7M48S</meta:editing-duration>
    <meta:editing-cycles>11</meta:editing-cycles>
    <meta:generator>LibreOffice/24.8.4.2$Windows_X86_64 LibreOffice_project/bb3cfa12c7b1bf994ecc5649a80400d06cd71002</meta:generator>
    <meta:document-statistic meta:table-count="0" meta:image-count="0" meta:object-count="0" meta:page-count="4" meta:paragraph-count="63" meta:word-count="531" meta:character-count="4206" meta:non-whitespace-character-count="3765"/>
  </office:meta>
</office:document-meta>
</file>